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921f" officeooo:paragraph-rsid="0017921f"/>
    </style:style>
    <style:style style:name="P2" style:family="paragraph" style:parent-style-name="Standard" style:list-style-name="L2">
      <style:text-properties officeooo:rsid="0017921f" officeooo:paragraph-rsid="0017921f"/>
    </style:style>
    <style:style style:name="P3" style:family="paragraph" style:parent-style-name="Standard">
      <style:text-properties officeooo:rsid="0017921f" officeooo:paragraph-rsid="0017a93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вет. </text:p>
      <text:p text:style-name="P1">Несколько вопросов, а то я не знаю, что писать в отчет.</text:p>
      <text:list text:style-name="L2">
        <text:list-item>
          <text:p text:style-name="P2">Как проводлись измерения(программа и методика измерений)?</text:p>
        </text:list-item>
        <text:list-item>
          <text:p text:style-name="P2">Какова была программа эксперимента</text:p>
        </text:list-item>
        <text:list-item>
          <text:p text:style-name="P2">Нужны графики, коды обработки, коды эксперимента </text:p>
        </text:list-item>
        <text:list-item>
          <text:p text:style-name="P2">Какая была программа обработки(что делали и как?)</text:p>
        </text:list-item>
        <text:list-item>
          <text:p text:style-name="P2">Итоговые результаты, их разъяснение</text:p>
        </text:list-item>
        <text:list-item>
          <text:p text:style-name="P2">Что нужно выписать в теорию(у нас же Потылицын принимает, мне нужно подготовиться хотя бы чуть-чуть….)</text:p>
        </text:list-item>
      </text:list>
      <text:p text:style-name="P1"/>
      <text:p text:style-name="P1"><text:tab/></text:p>
      <text:p text:style-name="P1"/>
      <text:p text:style-name="P3">Во время хлопка давление в области между ладонями повышается. </text:p>
      <text:p text:style-name="P3"/>
      <text:p text:style-name="P3">Из-за возникшей разности давлений (между повышенным и атмосферным) молекулы воздуха начинают двигаться из области повышенного давления в область атмосферного давления.</text:p>
      <text:p text:style-name="P3"/>
      <text:p text:style-name="P3">Сталкиваясь с неподвижными молекулами воздуха, движущиеся молекулы передают свой импульс им и останавливаются (молекулы воздуха рассмотрим как тела одинаковой массы)</text:p>
      <text:p text:style-name="P3"/>
      <text:p text:style-name="P1">Возникло две области:</text:p>
      <text:p text:style-name="P1"/>
      <text:p text:style-name="P1">Повышенного давления - куда молекулы пришли</text:p>
      <text:p text:style-name="P1"/>
      <text:p text:style-name="P1">Пониженного давления - откуда молекулы ушли</text:p>
      <text:p text:style-name="P1"/>
      <text:p text:style-name="P1">Ранее неподвижные молекулы после соударения <text:s/>начнут движение в окружающую область атмосферного давления, а остановившиеся - обратно в область пониженного давления.</text:p>
      <text:p text:style-name="P1"/>
      <text:p text:style-name="P1">Процесс продолжит распространяться, однако из-за рассеивания энергии прекратится через некоторое время.</text:p>
      <text:p text:style-name="P1"/>
      <text:p text:style-name="P1">Давление можно зафиксировать с помощью мембраны микрофона</text:p>
      <text:p text:style-name="P1"/>
      <text:p text:style-name="P1">Впоследствии аналоговый сигнал с помощью АЦП преобразуется в цифровой (по времени - дискретный, по давлению — квантованный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21:05:43.212073219</meta:creation-date>
    <dc:date>2024-11-28T01:20:22.977690655</dc:date>
    <meta:editing-duration>PT1H42M15S</meta:editing-duration>
    <meta:editing-cycles>1</meta:editing-cycles>
    <meta:document-statistic meta:table-count="0" meta:image-count="0" meta:object-count="0" meta:page-count="1" meta:paragraph-count="19" meta:word-count="178" meta:character-count="1343" meta:non-whitespace-character-count="1183"/>
    <meta:generator>LibreOffice/24.2.6.2$Linux_X86_64 LibreOffice_project/420$Build-2</meta:generator>
  </office:meta>
</office:document-meta>
</file>